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T-Extra" svg:font-family="MT-Extra"/>
    <style:font-face style:name="SymbolMT" svg:font-family="SymbolMT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00" style:font-name="SymbolMT" fo:font-size="12pt" style:font-name-asian="SymbolMT" style:font-size-asian="12pt" style:font-name-complex="SymbolMT" style:font-size-complex="12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fo:color="#ff0000" style:font-name="Times New Roman1" fo:font-size="16pt" style:font-name-asian="Times New Roman1" style:font-size-asian="16pt" style:font-name-complex="Times New Roman1" style:font-size-complex="16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0000ff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fo:color="#0000ff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 style:list-style-name="">
      <style:paragraph-properties style:text-autospac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.5pt" fo:font-style="italic" style:font-size-asian="6.5pt" style:font-style-asian="italic" style:font-size-complex="6.5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MT-Extra" fo:font-size="12pt" style:font-name-asian="MT-Extra" style:font-size-asian="12pt" style:font-name-complex="MT-Extra" style:font-size-complex="12pt"/>
    </style:style>
    <style:style style:name="T6" style:family="text">
      <style:text-properties style:font-name="SymbolMT" fo:font-size="12pt" style:font-name-asian="SymbolMT" style:font-size-asian="12pt" style:font-name-complex="SymbolMT" style:font-size-complex="12pt"/>
    </style:style>
    <style:style style:name="T7" style:family="text">
      <style:text-properties style:font-name="SymbolMT" fo:font-size="15.5pt" style:font-name-asian="SymbolMT" style:font-size-asian="15.5pt" style:font-name-complex="SymbolMT" style:font-size-complex="15.5pt"/>
    </style:style>
    <style:style style:name="T8" style:family="text">
      <style:text-properties fo:font-size="7pt" fo:font-style="italic" style:font-size-asian="7pt" style:font-style-asian="italic" style:font-size-complex="7pt" style:font-style-complex="italic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1" style:family="text">
      <style:text-properties fo:color="#000000"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2" style:family="text">
      <style:text-properties fo:color="#000000" style:font-name="MT-Extra" fo:font-size="12pt" style:font-name-asian="MT-Extra" style:font-size-asian="12pt" style:font-name-complex="MT-Extra" style:font-size-complex="12pt"/>
    </style:style>
    <style:style style:name="T13" style:family="text">
      <style:text-properties fo:color="#000000" style:font-name="SymbolMT" fo:font-size="12pt" style:font-name-asian="SymbolMT" style:font-size-asian="12pt" style:font-name-complex="SymbolMT" style:font-size-complex="12pt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4">FONCTIONS LINEAIRES ET FONCTIONS AFFINES</text:span></text:p>
      <text:p text:style-name="P6"><text:span text:style-name="T14"/></text:p>
      <text:p text:style-name="P7">1) Fonctions linéaires</text:p>
      <text:p text:style-name="P7"/>
      <text:p text:style-name="P8">a) Qu'est-ce qu'une fonction linéaire ?</text:p>
      <text:p text:style-name="P8"/>
      <text:p text:style-name="P2">Définition</text:p>
      <text:p text:style-name="P1"><text:span text:style-name="T3">On appelle fonction linéaire de coefficient </text:span><text:span text:style-name="T4">a </text:span><text:span text:style-name="T3">la fonction définie de la manière suivante : </text:span><text:span text:style-name="T4">f </text:span><text:span text:style-name="T3">: </text:span><text:span text:style-name="T4">x</text:span><text:span text:style-name="T5"></text:span><text:span text:style-name="T4">ax </text:span><text:span text:style-name="T3">.</text:span></text:p>
      <text:p text:style-name="P1"><text:span text:style-name="T3"/></text:p>
      <text:p text:style-name="P2">Exemple</text:p>
      <text:p text:style-name="P1"><text:span text:style-name="T3">La fonction linéaire de coefficient 3 est la fonction </text:span><text:span text:style-name="T4">f </text:span><text:span text:style-name="T3">: </text:span><text:span text:style-name="T4">x</text:span><text:span text:style-name="T5"></text:span><text:span text:style-name="T3">3</text:span><text:span text:style-name="T4">x </text:span><text:span text:style-name="T3">. L'image de 4 est 12. 18 a pour antécédent</text:span></text:p>
      <text:p text:style-name="P4"/>
      <text:p text:style-name="P8">b) Représentation graphique d'une fonction linéaire</text:p>
      <text:p text:style-name="P8"/>
      <text:p text:style-name="P2">Propriété</text:p>
      <text:p text:style-name="P4">Dans un repère, la représentation graphique d'une fonction linéaire est une droite passant par l'origine.</text:p>
      <text:p text:style-name="P4"/>
      <text:p text:style-name="P2">Définition</text:p>
      <text:p text:style-name="P1"><text:span text:style-name="T3">On dit que </text:span><text:span text:style-name="T4">y </text:span><text:span text:style-name="T6"> </text:span><text:span text:style-name="T4">ax </text:span><text:span text:style-name="T3">est une équation de cette droite. Le nombre </text:span><text:span text:style-name="T4">a </text:span><text:span text:style-name="T3">est appelé coefficient directeur de la</text:span></text:p>
      <text:p text:style-name="P4">droite.</text:p>
      <text:p text:style-name="P4"/>
      <text:p text:style-name="P2">Propriété</text:p>
      <text:p text:style-name="P1"><text:span text:style-name="T3">Appelons (</text:span><text:span text:style-name="T4">d</text:span><text:span text:style-name="T3">) la droite d'équation </text:span><text:span text:style-name="T4">y </text:span><text:span text:style-name="T6"> </text:span><text:span text:style-name="T4">ax </text:span><text:span text:style-name="T3">. Appelons </text:span><text:span text:style-name="T4">M </text:span><text:span text:style-name="T3">un point de coordonnées </text:span><text:span text:style-name="T7"> </text:span><text:span text:style-name="T3">; </text:span><text:span text:style-name="T7"> </text:span><text:span text:style-name="T8">M M </text:span><text:span text:style-name="T4">x y</text:span></text:p>
      <text:p text:style-name="P1"><text:span text:style-name="T3">Si </text:span><text:span text:style-name="T4">M </text:span><text:span text:style-name="T6"></text:span><text:span text:style-name="T3">(</text:span><text:span text:style-name="T4">d</text:span><text:span text:style-name="T3">) , alors ses coordonnées vérifient l'égalité </text:span><text:span text:style-name="T8">M M </text:span><text:span text:style-name="T4">y </text:span><text:span text:style-name="T6"> </text:span><text:span text:style-name="T4">ax </text:span><text:span text:style-name="T3">.</text:span></text:p>
      <text:p text:style-name="P1"><text:span text:style-name="T3">Réciproquement, si les coordonnées de </text:span><text:span text:style-name="T4">M </text:span><text:span text:style-name="T3">vérifient l'égalité </text:span><text:span text:style-name="T8">M M </text:span><text:span text:style-name="T4">y </text:span><text:span text:style-name="T6"> </text:span><text:span text:style-name="T4">ax </text:span><text:span text:style-name="T3">, alors </text:span><text:span text:style-name="T4">M </text:span><text:span text:style-name="T6"></text:span><text:span text:style-name="T3">(</text:span><text:span text:style-name="T4">d</text:span><text:span text:style-name="T3">) .</text:span></text:p>
      <text:p text:style-name="P1"><text:span text:style-name="T3"/></text:p>
      <text:p text:style-name="P2">Exemple</text:p>
      <text:p text:style-name="P1"><text:span text:style-name="T3">Représenter graphiquement la fonction linéaire </text:span><text:span text:style-name="T4">x</text:span><text:span text:style-name="T5"> </text:span><text:span text:style-name="T3">2</text:span><text:span text:style-name="T4">x </text:span><text:span text:style-name="T3">.</text:span></text:p>
      <text:p text:style-name="P4">D'après ce qui précède, on sait qu'il s'agit d'une droite passant</text:p>
      <text:p text:style-name="P4">par l'origine. Pour tracer cette droite, il faut un deuxième point.</text:p>
      <text:p text:style-name="P1"><text:span text:style-name="T4">y </text:span><text:span text:style-name="T6"> </text:span><text:span text:style-name="T3">2</text:span><text:span text:style-name="T4">x </text:span><text:span text:style-name="T3">est l'équation de la droite à tracer. Si </text:span><text:span text:style-name="T4">x </text:span><text:span text:style-name="T6"></text:span><text:span text:style-name="T3">1, alors </text:span><text:span text:style-name="T4">y </text:span><text:span text:style-name="T6"> </text:span><text:span text:style-name="T3">2</text:span></text:p>
      <text:p text:style-name="P4">donc le point de coordonnées (1; 2) appartient à cette droite.</text:p>
      <text:p text:style-name="P4"/>
      <text:p text:style-name="P8">c) Déterminer une fonction linéaire par la donnée d'un nombre et de son image</text:p>
      <text:p text:style-name="P8"/>
      <text:p text:style-name="P2">Exemple</text:p>
      <text:p text:style-name="P4">Quelle est la fonction linéaire telle que 6 ait pour image 7 ?</text:p>
      <text:p text:style-name="P1"><text:span text:style-name="T3">Une fonction linéaire est de la forme </text:span><text:span text:style-name="T4">x</text:span><text:span text:style-name="T5"> </text:span><text:span text:style-name="T4">ax </text:span><text:span text:style-name="T3">. L'image de 6 est 6</text:span><text:span text:style-name="T4">a </text:span><text:span text:style-name="T3">. On veut donc 6</text:span><text:span text:style-name="T4">a </text:span><text:span text:style-name="T6"> </text:span><text:span text:style-name="T3">7 . On en déduit</text:span></text:p>
      <text:p text:style-name="P4">que 7</text:p>
      <text:p text:style-name="P4">6</text:p>
      <text:p text:style-name="P1"><text:span text:style-name="T4">a </text:span><text:span text:style-name="T6"> </text:span><text:span text:style-name="T3">. La fonction linéaire cherchée est 7</text:span></text:p>
      <text:p text:style-name="P4">6</text:p>
      <text:p text:style-name="P1"><text:span text:style-name="T4">x</text:span><text:span text:style-name="T5"> </text:span><text:span text:style-name="T4">x </text:span><text:span text:style-name="T3">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7"><text:soft-page-break/>2) Fonctions affines</text:p>
      <text:p text:style-name="P7"/>
      <text:p text:style-name="P8">a) Qu'est-ce qu'une fonction affine ?</text:p>
      <text:p text:style-name="P8"/>
      <text:p text:style-name="P2">Définition</text:p>
      <text:p text:style-name="P1"><text:span text:style-name="T3">On appelle fonction affine une fonction du type </text:span><text:span text:style-name="T4">x</text:span><text:span text:style-name="T5"> </text:span><text:span text:style-name="T4">ax </text:span><text:span text:style-name="T6"> </text:span><text:span text:style-name="T4">b </text:span><text:span text:style-name="T3">, où </text:span><text:span text:style-name="T4">a </text:span><text:span text:style-name="T3">et </text:span><text:span text:style-name="T4">b </text:span><text:span text:style-name="T3">sont des nombres.</text:span></text:p>
      <text:p text:style-name="P1"><text:span text:style-name="T3"/></text:p>
      <text:p text:style-name="P2">Exemple</text:p>
      <text:p text:style-name="P1"><text:span text:style-name="T4">f </text:span><text:span text:style-name="T3">: </text:span><text:span text:style-name="T4">x</text:span><text:span text:style-name="T5"></text:span><text:span text:style-name="T6"></text:span><text:span text:style-name="T3">2</text:span><text:span text:style-name="T4">x </text:span><text:span text:style-name="T6"> </text:span><text:span text:style-name="T3">3</text:span></text:p>
      <text:p text:style-name="P1"><text:span text:style-name="T4">f </text:span><text:span text:style-name="T3">est une fonction affine. L'image de 2 est </text:span><text:span text:style-name="T6"></text:span><text:span text:style-name="T3">1 ( </text:span><text:span text:style-name="T6"></text:span><text:span text:style-name="T3">2</text:span><text:span text:style-name="T6"></text:span><text:span text:style-name="T3">2 </text:span><text:span text:style-name="T6"> </text:span><text:span text:style-name="T3">3 </text:span><text:span text:style-name="T6"> </text:span><text:span text:style-name="T3">1). L'antécédent de 7 est </text:span><text:span text:style-name="T6"></text:span><text:span text:style-name="T3">2 (résoudre</text:span></text:p>
      <text:p text:style-name="P1"><text:span text:style-name="T3">l'équation </text:span><text:span text:style-name="T6"></text:span><text:span text:style-name="T3">2</text:span><text:span text:style-name="T4">x </text:span><text:span text:style-name="T6"> </text:span><text:span text:style-name="T3">3 </text:span><text:span text:style-name="T6"> </text:span><text:span text:style-name="T3">7 ).</text:span></text:p>
      <text:p text:style-name="P1"><text:span text:style-name="T3"/></text:p>
      <text:p text:style-name="P8">b) Représentation graphique d'une fonction affine</text:p>
      <text:p text:style-name="P8"/>
      <text:p text:style-name="P2">Propriété</text:p>
      <text:p text:style-name="P4">Dans un repère, la représentation graphique d'une fonction affine est une droite.</text:p>
      <text:p text:style-name="P4"/>
      <text:p text:style-name="P2">Définition</text:p>
      <text:p text:style-name="P1"><text:span text:style-name="T3">On dit que </text:span><text:span text:style-name="T4">y </text:span><text:span text:style-name="T6"> </text:span><text:span text:style-name="T4">ax </text:span><text:span text:style-name="T6"> </text:span><text:span text:style-name="T4">b </text:span><text:span text:style-name="T3">est une équation de cette droite. Le nombre </text:span><text:span text:style-name="T4">a </text:span><text:span text:style-name="T3">est appelé coefficient directeur de la</text:span></text:p>
      <text:p text:style-name="P1"><text:span text:style-name="T3">droite et </text:span><text:span text:style-name="T4">b </text:span><text:span text:style-name="T3">est l'ordonnée à l'origine.</text:span></text:p>
      <text:p text:style-name="P1"><text:span text:style-name="T3"/></text:p>
      <text:p text:style-name="P2">Propriété</text:p>
      <text:p text:style-name="P1"><text:span text:style-name="T3">Appelons (</text:span><text:span text:style-name="T4">d</text:span><text:span text:style-name="T3">) la droite d'équation </text:span><text:span text:style-name="T4">y </text:span><text:span text:style-name="T6"> </text:span><text:span text:style-name="T4">ax </text:span><text:span text:style-name="T6"> </text:span><text:span text:style-name="T4">b </text:span><text:span text:style-name="T3">. Appelons </text:span><text:span text:style-name="T4">M </text:span><text:span text:style-name="T3">un point de coordonnées </text:span><text:span text:style-name="T7"> </text:span><text:span text:style-name="T3">; </text:span><text:span text:style-name="T7"> </text:span><text:span text:style-name="T8">M M </text:span><text:span text:style-name="T4">x y</text:span></text:p>
      <text:p text:style-name="P1"><text:span text:style-name="T3">Si </text:span><text:span text:style-name="T4">M </text:span><text:span text:style-name="T6"></text:span><text:span text:style-name="T3">(</text:span><text:span text:style-name="T4">d</text:span><text:span text:style-name="T3">) , alors ses coordonnées vérifient l'égalité </text:span><text:span text:style-name="T8">M M </text:span><text:span text:style-name="T4">y </text:span><text:span text:style-name="T6"> </text:span><text:span text:style-name="T4">ax </text:span><text:span text:style-name="T6"> </text:span><text:span text:style-name="T4">b </text:span><text:span text:style-name="T3">.</text:span></text:p>
      <text:p text:style-name="P1"><text:span text:style-name="T3">Réciproquement, si les coordonnées de </text:span><text:span text:style-name="T4">M </text:span><text:span text:style-name="T3">vérifient l'égalité </text:span><text:span text:style-name="T8">M M </text:span><text:span text:style-name="T4">y </text:span><text:span text:style-name="T6"> </text:span><text:span text:style-name="T4">ax </text:span><text:span text:style-name="T6"> </text:span><text:span text:style-name="T4">b </text:span><text:span text:style-name="T3">, alors </text:span><text:span text:style-name="T4">M </text:span><text:span text:style-name="T6"></text:span><text:span text:style-name="T3">(</text:span><text:span text:style-name="T4">d</text:span><text:span text:style-name="T3">) .</text:span></text:p>
      <text:p text:style-name="P1"><text:span text:style-name="T3"/></text:p>
      <text:p text:style-name="P2">Exemple</text:p>
      <text:p text:style-name="P1"><text:span text:style-name="T3">Représenter graphiquement la fonction affine </text:span><text:span text:style-name="T4">x</text:span><text:span text:style-name="T5"> </text:span><text:span text:style-name="T3">2</text:span><text:span text:style-name="T4">x </text:span><text:span text:style-name="T6"></text:span><text:span text:style-name="T3">3.</text:span></text:p>
      <text:p text:style-name="P4">D'après ce qui précède, on sait qu'il s'agit d'une droite.</text:p>
      <text:p text:style-name="P4">Pour tracer cette droite, il faut deux points.</text:p>
      <text:p text:style-name="P1"><text:span text:style-name="T4">y </text:span><text:span text:style-name="T6"> </text:span><text:span text:style-name="T3">2</text:span><text:span text:style-name="T4">x </text:span><text:span text:style-name="T6"> </text:span><text:span text:style-name="T3">3 est l'équation de la droite à tracer.</text:span></text:p>
      <text:p text:style-name="P1"><text:span text:style-name="T3">Si </text:span><text:span text:style-name="T4">x </text:span><text:span text:style-name="T6"> </text:span><text:span text:style-name="T3">0 , alors </text:span><text:span text:style-name="T4">y </text:span><text:span text:style-name="T6"> </text:span><text:span text:style-name="T3">3 donc le point de coordonnées </text:span><text:span text:style-name="T7"></text:span><text:span text:style-name="T3">0 ; </text:span><text:span text:style-name="T6"></text:span><text:span text:style-name="T3">3</text:span><text:span text:style-name="T7"></text:span></text:p>
      <text:p text:style-name="P4">appartient à la droite.</text:p>
      <text:p text:style-name="P1"><text:span text:style-name="T3">Si </text:span><text:span text:style-name="T4">x </text:span><text:span text:style-name="T6"> </text:span><text:span text:style-name="T3">2 , alors </text:span><text:span text:style-name="T4">y </text:span><text:span text:style-name="T6"></text:span><text:span text:style-name="T3">1 donc le point de coordonnées </text:span><text:span text:style-name="T7"></text:span><text:span text:style-name="T3">2 ;1</text:span><text:span text:style-name="T7"> </text:span><text:span text:style-name="T3">appartient</text:span></text:p>
      <text:p text:style-name="P4">à la droite.</text:p>
      <text:p text:style-name="P4"/>
      <text:p text:style-name="P8">c) Déterminer une fonction affine par la donnée de deux nombres et leurs images</text:p>
      <text:p text:style-name="P8"/>
      <text:p text:style-name="P2">Propriété</text:p>
      <text:p text:style-name="P1"><text:span text:style-name="T3">Si </text:span><text:span text:style-name="T4">f </text:span><text:span text:style-name="T3">est une fonction affine, alors les accroissements de </text:span><text:span text:style-name="T4">f </text:span><text:span text:style-name="T3">(</text:span><text:span text:style-name="T4">x</text:span><text:span text:style-name="T3">) et de </text:span><text:span text:style-name="T4">x </text:span><text:span text:style-name="T3">sont proportionnels, le coefficient de</text:span></text:p>
      <text:p text:style-name="P1"><text:span text:style-name="T3">proportionnalité étant </text:span><text:span text:style-name="T4">a</text:span><text:span text:style-name="T3">. Autrement dit, si </text:span><text:span text:style-name="T4">f </text:span><text:span text:style-name="T3">(</text:span><text:span text:style-name="T4">x</text:span><text:span text:style-name="T3">) </text:span><text:span text:style-name="T6"> </text:span><text:span text:style-name="T4">ax </text:span><text:span text:style-name="T6"> </text:span><text:span text:style-name="T4">b </text:span><text:span text:style-name="T3">, alors quels que soient les nombres </text:span><text:span text:style-name="T9">1 </text:span><text:span text:style-name="T4">x </text:span><text:span text:style-name="T3">et </text:span><text:span text:style-name="T9">2 </text:span><text:span text:style-name="T4">x </text:span><text:span text:style-name="T3">:</text:span></text:p>
      <text:p text:style-name="P1"><text:span text:style-name="T9">2 1 2 1 </text:span><text:span text:style-name="T4">f </text:span><text:span text:style-name="T3">(</text:span><text:span text:style-name="T4">x </text:span><text:span text:style-name="T3">) </text:span><text:span text:style-name="T6"> </text:span><text:span text:style-name="T4">f </text:span><text:span text:style-name="T3">(</text:span><text:span text:style-name="T4">x </text:span><text:span text:style-name="T3">) </text:span><text:span text:style-name="T6"> </text:span><text:span text:style-name="T4">a</text:span><text:span text:style-name="T3">(</text:span><text:span text:style-name="T4">x </text:span><text:span text:style-name="T6"> </text:span><text:span text:style-name="T4">x </text:span><text:span text:style-name="T3">) .</text:span></text:p>
      <text:p text:style-name="P1"><text:span text:style-name="T1"/></text:p>
      <text:p text:style-name="P2">Exemple</text:p>
      <text:p text:style-name="P4">Déterminer la fonction affine telle que :</text:p>
      <text:p text:style-name="P1"><text:span text:style-name="T6"> </text:span><text:span text:style-name="T3">2 ait pour image </text:span><text:span text:style-name="T6"></text:span><text:span text:style-name="T3">3 ;</text:span></text:p>
      <text:p text:style-name="P1"><text:span text:style-name="T6"> </text:span><text:span text:style-name="T3">3 ait pour image 7.</text:span></text:p>
      <text:p text:style-name="P1"><text:soft-page-break/><text:span text:style-name="T3">Une fonction affine est de la forme </text:span><text:span text:style-name="T4">x</text:span><text:span text:style-name="T5"> </text:span><text:span text:style-name="T4">ax </text:span><text:span text:style-name="T6"> </text:span><text:span text:style-name="T4">b </text:span><text:span text:style-name="T3">.</text:span></text:p>
      <text:p text:style-name="P4">D'après la propriété précédente, on a :</text:p>
      <text:p text:style-name="P1"><text:span text:style-name="T4">f </text:span><text:span text:style-name="T3">(2) </text:span><text:span text:style-name="T6"> </text:span><text:span text:style-name="T4">f </text:span><text:span text:style-name="T3">(</text:span><text:span text:style-name="T6"></text:span><text:span text:style-name="T3">3) </text:span><text:span text:style-name="T6"> </text:span><text:span text:style-name="T4">a</text:span><text:span text:style-name="T3">(2 </text:span><text:span text:style-name="T6"> </text:span><text:span text:style-name="T3">(</text:span><text:span text:style-name="T6"></text:span><text:span text:style-name="T3">3))</text:span></text:p>
      <text:p text:style-name="P4">-3-7=a * 5</text:p>
      <text:p text:style-name="P4">5a <text:s/>= -10</text:p>
      <text:p text:style-name="P4">a = -(10/5) = -2</text:p>
      <text:p text:style-name="P5"/>
      <text:p text:style-name="P5"/>
      <text:p text:style-name="P5"/>
      <text:p text:style-name="P5"/>
      <text:p text:style-name="P1"><text:span text:style-name="T3">On sait maintenant que la fonction affine est de la forme </text:span><text:span text:style-name="T4">x</text:span><text:span text:style-name="T5"> </text:span><text:span text:style-name="T6"></text:span><text:span text:style-name="T3">2</text:span><text:span text:style-name="T4">x </text:span><text:span text:style-name="T6"> </text:span><text:span text:style-name="T4">b</text:span></text:p>
      <text:p text:style-name="P1"><text:span text:style-name="T3">L'image de 2 est </text:span><text:span text:style-name="T6"></text:span><text:span text:style-name="T3">4 </text:span><text:span text:style-name="T6"> </text:span><text:span text:style-name="T4">b </text:span><text:span text:style-name="T3">donc </text:span><text:span text:style-name="T6"></text:span><text:span text:style-name="T3">4 </text:span><text:span text:style-name="T6"> </text:span><text:span text:style-name="T4">b </text:span><text:span text:style-name="T6"> </text:span><text:span text:style-name="T3">3 . On en déduit :</text:span></text:p>
      <text:p text:style-name="P1"><text:span text:style-name="T4">b </text:span><text:span text:style-name="T6"> </text:span><text:span text:style-name="T3">3</text:span><text:span text:style-name="T6"> </text:span><text:span text:style-name="T3">4 </text:span><text:span text:style-name="T6"></text:span><text:span text:style-name="T3">1</text:span></text:p>
      <text:p text:style-name="P9"><text:span text:style-name="T10">La fonction affine cherchée est </text:span><text:span text:style-name="T11">x</text:span><text:span text:style-name="T12"> </text:span><text:span text:style-name="T13"></text:span><text:span text:style-name="T10">2</text:span><text:span text:style-name="T11">x </text:span><text:span text:style-name="T13"></text:span><text:span text:style-name="T10">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T-Extra" svg:font-family="MT-Extra"/>
    <style:font-face style:name="SymbolMT" svg:font-family="SymbolMT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19S</meta:editing-duration>
    <meta:editing-cycles>5</meta:editing-cycles>
    <meta:generator>OpenOffice/4.1.1$Win32 OpenOffice.org_project/411m6$Build-9775</meta:generator>
    <dc:date>2016-01-28T23:32:06.89</dc:date>
    <meta:document-statistic meta:table-count="0" meta:image-count="0" meta:object-count="0" meta:page-count="3" meta:paragraph-count="78" meta:word-count="776" meta:character-count="3482"/>
    <meta:user-defined meta:name="Info 1"/>
    <meta:user-defined meta:name="Info 2"/>
    <meta:user-defined meta:name="Info 3"/>
    <meta:user-defined meta:name="Info 4"/>
  </office:meta>
</office:document-meta>
</file>